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  <style:text-properties fo:font-size="48pt" style:font-size-asian="48pt" style:font-size-complex="48pt"/>
    </style:style>
    <style:style style:name="P2" style:family="paragraph">
      <style:paragraph-properties fo:margin-left="0cm" fo:margin-right="0cm" fo:text-indent="0cm"/>
      <style:text-properties style:font-name="Times New Roman" fo:font-size="48pt" style:font-size-asian="48pt" style:font-size-complex="48pt"/>
    </style:style>
    <style:style style:name="P3" style:family="paragraph">
      <style:paragraph-properties fo:margin-left="0.6cm" fo:margin-right="0cm" fo:text-indent="0cm"/>
      <style:text-properties fo:font-size="20pt"/>
    </style:style>
    <style:style style:name="P4" style:family="paragraph">
      <style:paragraph-properties fo:margin-left="0cm" fo:margin-right="0cm" fo:text-indent="0cm"/>
      <style:text-properties fo:color="#ffffff" style:font-name="Times New Roman" fo:font-size="48pt" fo:font-weight="bold" style:font-size-asian="48pt" style:font-size-complex="48pt"/>
    </style:style>
    <style:style style:name="P5" style:family="paragraph">
      <style:paragraph-properties fo:margin-left="0.6cm" fo:margin-right="0cm" fo:text-indent="0cm"/>
    </style:style>
    <style:style style:name="P6" style:family="paragraph">
      <style:paragraph-properties fo:margin-left="0cm" fo:margin-right="0cm" fo:text-indent="0cm"/>
      <style:text-properties fo:font-size="48pt" fo:font-weight="normal" style:font-size-asian="48pt" style:font-weight-asian="normal" style:font-size-complex="48pt" style:font-weight-complex="normal"/>
    </style:style>
    <style:style style:name="P7" style:family="paragraph">
      <style:paragraph-properties fo:margin-left="0cm" fo:margin-right="0cm" fo:text-indent="0cm"/>
      <style:text-properties fo:color="#ffffff" style:font-name="Times New Roman" fo:font-size="48pt" fo:font-weight="normal" style:font-size-asian="48pt" style:font-weight-asian="normal" style:font-size-complex="48pt" style:font-weight-complex="normal"/>
    </style:style>
    <style:style style:name="T1" style:family="text">
      <style:text-properties fo:color="#ffffff" style:font-name="Arial Black" fo:font-size="48pt" fo:font-weight="bold" style:font-size-asian="48pt" style:font-size-complex="48pt"/>
    </style:style>
    <style:style style:name="T2" style:family="text">
      <style:text-properties fo:color="#ffffff" style:font-name="Arial Black" fo:font-size="48pt" fo:font-weight="normal" style:font-size-asian="48pt" style:font-weight-asian="normal" style:font-size-complex="48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ref. Chlebie najcichszy,</text:span><text:span text:style-name="T1"><text:line-break/></text:span><text:span text:style-name="T1">otul mnie</text:span><text:span text:style-name="T1"><text:line-break/></text:span><text:span text:style-name="T1">swym milczeniem</text:span><text:span text:style-name="T1"><text:line-break/></text:span><text:span text:style-name="T1">Ukryj mnie</text:span><text:span text:style-name="T1"><text:line-break/></text:span><text:span text:style-name="T1">w Twojej bieli,</text:span><text:span text:style-name="T1"><text:line-break/></text:span><text:span text:style-name="T1">wchłoń moją ciemność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draw:frame presentation:style-name="pr1" draw:text-style-name="P4" draw:layer="layout" svg:width="28cm" svg:height="21cm" svg:x="0cm" svg:y="0cm" presentation:class="title" presentation:user-transformed="true">
          <draw:text-box>
            <text:p text:style-name="P1"><text:span text:style-name="T1">1. Przemień mnie</text:span><text:span text:style-name="T1"><text:line-break/></text:span><text:span text:style-name="T1">w siebie,</text:span><text:span text:style-name="T1"><text:line-break/></text:span><text:span text:style-name="T1">bym jak Ty</text:span><text:span text:style-name="T1"><text:line-break/></text:span><text:span text:style-name="T1">stał się chlebem /x2</text:span><text:span text:style-name="T1"><text:line-break/></text:span><text:span text:style-name="T1"><text:line-break/></text:span><text:span text:style-name="T1">Pobłogosław mnie,</text:span><text:span text:style-name="T1"><text:line-break/></text:span><text:span text:style-name="T1">połam,</text:span><text:span text:style-name="T1"><text:line-break/></text:span><text:span text:style-name="T1">rozdaj łaknącym braciom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19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ref. Chlebie najcichszy,</text:span><text:span text:style-name="T1"><text:line-break/></text:span><text:span text:style-name="T1">otul mnie</text:span><text:span text:style-name="T1"><text:line-break/></text:span><text:span text:style-name="T1">swym milczeniem</text:span><text:span text:style-name="T1"><text:line-break/></text:span><text:span text:style-name="T1">Ukryj mnie</text:span><text:span text:style-name="T1"><text:line-break/></text:span><text:span text:style-name="T1">w Twojej bieli,</text:span><text:span text:style-name="T1"><text:line-break/></text:span><text:span text:style-name="T1">wchłoń moją ciemność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1T19">
        <draw:frame presentation:style-name="pr1" draw:text-style-name="P7" draw:layer="layout" svg:width="28cm" svg:height="21cm" svg:x="0cm" svg:y="-0.001cm" presentation:class="title" presentation:user-transformed="true">
          <draw:text-box>
            <text:p text:style-name="P6"><text:span text:style-name="T2">2. A ułomki chleba,</text:span><text:span text:style-name="T2"><text:line-break/></text:span><text:span text:style-name="T2">które zostaną /x2</text:span><text:span text:style-name="T2"><text:line-break/></text:span><text:span text:style-name="T2"><text:line-break/></text:span><text:span text:style-name="T2">Rozdaj tym,</text:span><text:span text:style-name="T2"><text:line-break/></text:span><text:span text:style-name="T2">którzy nie wierzą</text:span><text:span text:style-name="T2"><text:line-break/></text:span><text:span text:style-name="T2">w swój głód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1T19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ref. Chlebie najcichszy,</text:span><text:span text:style-name="T1"><text:line-break/></text:span><text:span text:style-name="T1">otul mnie</text:span><text:span text:style-name="T1"><text:line-break/></text:span><text:span text:style-name="T1">swym milczeniem</text:span><text:span text:style-name="T1"><text:line-break/></text:span><text:span text:style-name="T1">Ukryj mnie</text:span><text:span text:style-name="T1"><text:line-break/></text:span><text:span text:style-name="T1">w Twojej bieli,</text:span><text:span text:style-name="T1"><text:line-break/></text:span><text:span text:style-name="T1">wchłoń moją ciemność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 Unicode MS1" svg:font-family="'Arial Unicode MS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l" fo:country="PL" style:font-name-asian="Segoe UI" style:font-size-asian="24pt" style:language-asian="none" style:country-asian="none" style:font-name-complex="Tahoma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font-name-asian="Arial Unicode MS1" style:font-size-asian="20pt" style:font-style-asian="normal" style:font-weight-asian="normal" style:font-name-complex="Tahoma1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Arial Unicode MS1" style:font-size-asian="32pt" style:font-style-asian="normal" style:font-weight-asian="normal" style:font-name-complex="Tahoma1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Arial Unicode MS1" style:font-size-asian="32pt" style:font-style-asian="normal" style:font-weight-asian="normal" style:font-name-complex="Tahoma1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font-name-asian="Arial Unicode MS1" style:font-size-asian="44pt" style:font-style-asian="normal" style:font-weight-asian="normal" style:font-name-complex="Tahoma1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2.3$Windows_x86 LibreOffice_project/40b2d7fde7e8d2d7bc5a449dc65df4d08a7dd38</meta:generator>
    <meta:creation-date>2006-05-20T15:45:08</meta:creation-date>
    <dc:date>2014-06-24T08:02:13.936000000</dc:date>
    <dc:language>pl-PL</dc:language>
    <meta:editing-cycles>8</meta:editing-cycles>
    <meta:editing-duration>PT5M57S</meta:editing-duration>
    <meta:document-statistic meta:object-count="36"/>
    <meta:user-defined meta:name="Info 1"/>
    <meta:user-defined meta:name="Info 2"/>
    <meta:user-defined meta:name="Info 3"/>
    <meta:user-defined meta:name="Info 4"/>
  </office:meta>
</office:document-meta>
</file>